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44B17BF5.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outline1">
      <style:graphic-properties fo:min-height="11.929cm"/>
    </style:style>
    <style:style style:name="pr2" style:family="presentation" style:parent-style-name="Vintage-notes">
      <style:graphic-properties draw:fill-color="#ffffff" fo:min-height="14cm"/>
    </style:style>
    <style:style style:name="pr3" style:family="presentation" style:parent-style-name="Vintage-title">
      <style:graphic-properties fo:min-height="3.067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2cm" svg:height="12.179cm" svg:x="1.4cm" svg:y="5.066cm" presentation:class="outline">
          <draw:text-box>
            <text:list text:style-name="L1">
              <text:list-header>
                <text:p text:style-name="P1"/>
                <text:p text:style-name="P1"/>
                <text:p text:style-name="P1">FACTORS</text:p>
              </text:list-header>
            </text:list>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Factors</text:p>
          </draw:text-box>
        </draw:frame>
        <draw:frame presentation:style-name="pr1" draw:layer="layout" svg:width="25.2cm" svg:height="12.179cm" svg:x="1.4cm" svg:y="5.066cm" presentation:class="outline">
          <draw:text-box>
            <text:list text:style-name="L1">
              <text:list-item>
                <text:p>Factors are used to represent categorical data. Factors can be unordered or ordered. They are useful for columns which have restricted value.</text:p>
              </text:list-item>
              <text:list-item>
                <text:p>R store each value of factor as a code internally. One can think of a factor as an integer vector where each integer has a label.</text:p>
              </text:list-item>
              <text:list-item>
                <text:p>Using factors with labels is better than numeric values because they become self describing. Having a variable that has values <text:s/>“Male” and “Female” is better than 0, 1</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Factors</text:p>
          </draw:text-box>
        </draw:frame>
        <draw:frame presentation:style-name="pr1" draw:layer="layout" svg:width="25.2cm" svg:height="12.179cm" svg:x="1.4cm" svg:y="5.066cm" presentation:class="outline">
          <draw:text-box>
            <text:list text:style-name="L1">
              <text:list-item>
                <text:p>R can have ordered factors which might represent things that are ranked.So they have an order but they are not numerical for example in universities there are ast prof, aso prof, prof, so they are categorical and ranked.</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1T1">
        <office:forms form:automatic-focus="false" form:apply-design-mode="false"/>
        <draw:frame presentation:style-name="pr3" draw:layer="layout" svg:width="22.5cm" svg:height="3.067cm" svg:x="1.4cm" svg:y="0.8cm" presentation:class="title" presentation:user-transformed="true">
          <draw:text-box>
            <text:p>Factors</text:p>
          </draw:text-box>
        </draw:frame>
        <draw:frame presentation:style-name="pr1" draw:layer="layout" svg:width="25.2cm" svg:height="12.179cm" svg:x="1.4cm" svg:y="5.066cm" presentation:class="outline">
          <draw:text-box>
            <text:list text:style-name="L1">
              <text:list-item>
                <text:p><text:s/>A factor includes not only the value of the corresponding categorical variable, but also the different possible levels of that variable ( even if they are not present in the data). The function factor creates a factor with the following options.</text:p>
              </text:list-item>
              <text:list-item>
                <text:p>factor(x, levels, labels = levels , <text:s/>ordered = is.ordered(x) )</text:p>
              </text:list-item>
              <text:list-item>
                <text:p>&gt; x is a vector of data</text:p>
              </text:list-item>
              <text:list-item>
                <text:p>&gt; levels :A vector of the values x <text:s/>might take or unique set of values of x. This is input value to factor.</text:p>
              </text:list-item>
              <text:list-item>
                <text:p>&gt; labels: This is a character vector which is optional. It is used by the R to give output.</text:p>
              </text:list-item>
              <text:list-item>
                <text:p>&gt; ordered: It keeps an order of the factor inputs and use it while presenting output.</text:p>
              </text:list-item>
              <text:list-item>
                <text:p>&gt; factor(c(1,1,1,2,2,2,3,3,3,4,4,4), labels=c(1,2,3), labels = c(“Q1”,”Q2”,”Q3”,”Q4”)) </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Factors in data frame</text:p>
          </draw:text-box>
        </draw:frame>
        <draw:frame presentation:style-name="pr1" draw:layer="layout" svg:width="25.2cm" svg:height="12.179cm" svg:x="1.4cm" svg:y="5.066cm" presentation:class="outline" presentation:user-transformed="true">
          <draw:text-box>
            <text:list text:style-name="L1">
              <text:list-item>
                <text:p>Height&lt;-c(132,151,162,178,199)</text:p>
              </text:list-item>
              <text:list-item>
                <text:p>Weight&lt;-c(48,56,68,78,40)</text:p>
              </text:list-item>
              <text:list-item>
                <text:p>Gender&lt;-c(“male”,”female”,”female”,”male”,”female”)</text:p>
              </text:list-item>
              <text:list-item>
                <text:p>Data&lt;-data.frame(height,weight,gender)</text:p>
              </text:list-item>
              <text:list-item>
                <text:p>is.factor(data$gender) ## R converts the category data into factors by itself while creating data frame.</text:p>
              </text:list-item>
              <text:list-item>
                <text:p/>
              </text:list-item>
              <text:list-item>
                <text:p/>
              </text:list-item>
            </text:list>
          </draw:text-box>
        </draw:frame>
        <presentation:notes draw:style-name="dp2">
          <draw:page-thumbnail draw:style-name="gr1" draw:layer="layout" svg:width="17cm" svg:height="9.56cm" svg:x="2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More on Factors</text:p>
          </draw:text-box>
        </draw:frame>
        <draw:frame presentation:style-name="pr1" draw:layer="layout" svg:width="25.2cm" svg:height="12.179cm" svg:x="1.4cm" svg:y="5.066cm" presentation:class="outline">
          <draw:text-box>
            <text:list text:style-name="L1">
              <text:list-item>
                <text:p>Gl function generate the factors </text:p>
              </text:list-item>
              <text:list-item>
                <text:p>gl(n,k,labels=1:n,ordered=FALSE)</text:p>
              </text:list-item>
              <text:list-item>
                <text:p><text:s/>N is an integer giving the number of levels</text:p>
              </text:list-item>
              <text:list-item>
                <text:p>K is an integer giving number of replications</text:p>
              </text:list-item>
              <text:list-item>
                <text:p>gl(12, 2, labels = c("Jan", "Feb","Mar","Apr","May","Jun","Jul","Aug","Sep","Oct","Nov","Dec"))</text:p>
                <text:p>[1] Jan Jan Feb Feb Mar Mar Apr Apr May May Jun Jun Jul Jul Aug Aug Sep Sep Oct Oct Nov Nov Dec Dec</text:p>
              </text:list-item>
            </text:list>
          </draw:text-box>
        </draw:frame>
        <presentation:notes draw:style-name="dp2">
          <draw:page-thumbnail draw:style-name="gr1" draw:layer="layout" svg:width="17cm" svg:height="9.56cm" svg:x="2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ts</text:p>
          </draw:text-box>
        </draw:frame>
        <draw:frame presentation:style-name="pr1" draw:layer="layout" svg:width="25.2cm" svg:height="12.179cm" svg:x="1.4cm" svg:y="5.066cm" presentation:class="outline" presentation:user-transformed="true">
          <draw:text-box>
            <text:list text:style-name="L1">
              <text:list-item>
                <text:p>Time-series: The function ts creates an object of class “ts” from a vector( single time series) or a matrix (multivariate time series), and some options which characterize the series.</text:p>
              </text:list-item>
              <text:list-item>
                <text:p>ts(data , start , end, frequency=1, <text:s/>Deltat, ts.eps = getOption(“ts.eps”), class, names)</text:p>
              </text:list-item>
              <text:list-item>
                <text:p>Data <text:s text:c="3"/>a vector or a matrix</text:p>
              </text:list-item>
              <text:list-item>
                <text:p>Start <text:s text:c="3"/>the time of the first observation, either a number, or a vector of two integers.</text:p>
              </text:list-item>
              <text:list-item>
                <text:p>End <text:s text:c="3"/>the time of the last observation specified in the same way than start</text:p>
              </text:list-item>
              <text:list-item>
                <text:p>Frequnecy <text:s text:c="2"/>the number of observation per time unit</text:p>
              </text:list-item>
              <text:list-item>
                <text:p>Deltat <text:s text:c="2"/>the fraction of the sampling period between successive observations (ex 1/12 for monthly data. Only one of frequency or deltat must be given.</text:p>
              </text:list-item>
              <text:list-item>
                <text:p>ts.eps <text:s/>tolerance for the comparison of series. The frequencies are considered equal if their difference is less than ts.eps</text:p>
              </text:list-item>
              <text:list-item>
                <text:p>Class class to give the object; the default it “ts” for a single series and c(“mts”, “ts”) for a multivariate series.</text:p>
              </text:list-item>
              <text:list-item>
                <text:p>Names a vector of mode character with the names of the individual series in the case of a multivariate series; by default the names of the columns of data, or Series 1, Series2, </text:p>
              </text:list-item>
              <text:list-item>
                <text:p/>
              </text:list-item>
            </text:list>
          </draw:text-box>
        </draw:frame>
        <presentation:notes draw:style-name="dp2">
          <draw:page-thumbnail draw:style-name="gr1" draw:layer="layout" svg:width="17cm" svg:height="9.56cm" svg:x="2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Vintage" presentation:presentation-page-layout-name="AL1T1">
        <office:forms form:automatic-focus="false" form:apply-design-mode="false"/>
        <draw:frame presentation:style-name="pr1" draw:text-style-name="P1" draw:layer="layout" svg:width="25.2cm" svg:height="12.179cm" svg:x="1.4cm" svg:y="5.066cm" presentation:class="outline" presentation:user-transformed="true">
          <draw:text-box>
            <text:list text:style-name="L1">
              <text:list-header>
                <text:p text:style-name="P1">Questions??</text:p>
              </text:list-header>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44B17BF5.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7T14:21:35.737885639</meta:creation-date>
    <dc:date>2017-03-08T16:14:17.794955951</dc:date>
    <meta:editing-duration>PT27M54S</meta:editing-duration>
    <meta:editing-cycles>8</meta:editing-cycles>
    <meta:generator>LibreOffice/4.2.8.2$Linux_X86_64 LibreOffice_project/420m0$Build-2</meta:generator>
    <meta:document-statistic meta:object-count="63"/>
  </office:meta>
</office:document-meta>
</file>